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1B00000385E9B1082664211FE8.png" manifest:media-type="image/png"/>
  <manifest:file-entry manifest:full-path="Pictures/10000201000001F8000001F4C03416DBE085D46A.png" manifest:media-type="image/png"/>
  <manifest:file-entry manifest:full-path="Pictures/10000000000001F4000002C37A579FE478F5374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utura Lt BT" svg:font-family="'Futura Lt BT'" style:font-pitch="variable"/>
    <style:font-face style:name="Tlwg Typist1" svg:font-family="'Tlwg Typist'" style:font-pitch="variable"/>
    <style:font-face style:name="Tlwg Typist" svg:font-family="'Tlwg Typist'" style:font-adornments="Bold" style:font-pitch="variable"/>
    <style:font-face style:name="Liberation Serif" svg:font-family="'Liberation Serif'" style:font-family-generic="roman" style:font-pitch="variable"/>
    <style:font-face style:name="ITC Stone Sans Std Bold" svg:font-family="'ITC Stone Sans Std Bold'" style:font-family-generic="swiss" style:font-pitch="variable"/>
    <style:font-face style:name="Liberation Sans" svg:font-family="'Liberation Sans'" style:font-family-generic="swiss" style:font-pitch="variable"/>
    <style:font-face style:name="Stone Sans ITC TT" svg:font-family="'Stone Sans ITC TT'" style:font-family-generic="swiss" style:font-pitch="variable"/>
    <style:font-face style:name="Stone Sans OS ITC TT" svg:font-family="'Stone Sans OS ITC TT'" style:font-adornments="Bold" style:font-family-generic="swiss" style:font-pitch="variable"/>
    <style:font-face style:name="Stone Sans SC ITC TT" svg:font-family="'Stone Sans SC ITC TT'"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text-properties style:font-name="Tlwg Typist1" fo:font-size="10pt" officeooo:paragraph-rsid="00068f7c" style:font-size-asian="10pt" style:font-size-complex="10pt"/>
    </style:style>
    <style:style style:name="P2" style:family="paragraph" style:parent-style-name="Standard">
      <style:text-properties style:font-name="ITC Stone Sans Std Bold" fo:font-size="26pt" officeooo:rsid="0000edb4" officeooo:paragraph-rsid="000058d1" style:font-size-asian="22.75pt" style:font-size-complex="26pt"/>
    </style:style>
    <style:style style:name="P3" style:family="paragraph" style:parent-style-name="Standard">
      <style:paragraph-properties fo:text-align="center" style:justify-single-word="false"/>
      <style:text-properties style:font-name="ITC Stone Sans Std Bold" fo:font-size="26pt" officeooo:rsid="0000edb4" officeooo:paragraph-rsid="000058d1" style:font-size-asian="22.75pt" style:font-size-complex="26pt"/>
    </style:style>
    <style:style style:name="P4" style:family="paragraph" style:parent-style-name="Standard">
      <style:paragraph-properties fo:text-align="center" style:justify-single-word="false"/>
      <style:text-properties style:font-name="ITC Stone Sans Std Bold" fo:font-size="26pt" officeooo:rsid="0023e505" officeooo:paragraph-rsid="002f6e7e" style:font-size-asian="22.75pt" style:font-size-complex="26pt"/>
    </style:style>
    <style:style style:name="P5" style:family="paragraph" style:parent-style-name="Standard">
      <style:paragraph-properties fo:text-align="center" style:justify-single-word="false"/>
      <style:text-properties style:font-name="ITC Stone Sans Std Bold" fo:font-size="26pt" officeooo:rsid="002f6e7e" officeooo:paragraph-rsid="002f6e7e" style:font-size-asian="22.75pt" style:font-size-complex="26pt"/>
    </style:style>
    <style:style style:name="P6" style:family="paragraph" style:parent-style-name="Standard">
      <style:paragraph-properties fo:text-align="center" style:justify-single-word="false"/>
      <style:text-properties style:font-name="ITC Stone Sans Std Bold" fo:font-size="26pt" officeooo:rsid="002fec74" officeooo:paragraph-rsid="002fec74" style:font-size-asian="22.75pt" style:font-size-complex="26pt"/>
    </style:style>
    <style:style style:name="P7" style:family="paragraph" style:parent-style-name="Standard">
      <style:paragraph-properties fo:text-align="center" style:justify-single-word="false"/>
      <style:text-properties style:font-name="ITC Stone Sans Std Bold" fo:font-size="26pt" officeooo:rsid="000460ee" officeooo:paragraph-rsid="000a46d8" style:font-size-asian="22.75pt" style:font-size-complex="26pt"/>
    </style:style>
    <style:style style:name="P8" style:family="paragraph" style:parent-style-name="Standard">
      <style:paragraph-properties fo:text-align="center" style:justify-single-word="false"/>
      <style:text-properties style:font-name="Stone Sans SC ITC TT" fo:font-size="20pt" officeooo:rsid="000058d1" officeooo:paragraph-rsid="0013d416" style:font-size-asian="20pt" style:font-size-complex="20pt"/>
    </style:style>
    <style:style style:name="P9" style:family="paragraph" style:parent-style-name="Standard">
      <style:paragraph-properties fo:text-align="center" style:justify-single-word="false"/>
      <style:text-properties style:font-name="Stone Sans SC ITC TT" fo:font-size="24pt" officeooo:rsid="000058d1" officeooo:paragraph-rsid="000f28cb" style:font-size-asian="24pt" style:font-size-complex="24pt"/>
    </style:style>
    <style:style style:name="P10" style:family="paragraph" style:parent-style-name="Standard">
      <style:paragraph-properties fo:text-align="center" style:justify-single-word="false"/>
      <style:text-properties style:font-name="Stone Sans SC ITC TT" fo:font-size="22pt" officeooo:rsid="0013d416" officeooo:paragraph-rsid="0013d416" style:font-size-asian="22pt" style:font-size-complex="22pt"/>
    </style:style>
    <style:style style:name="P11" style:family="paragraph" style:parent-style-name="Standard">
      <style:paragraph-properties fo:text-align="center" style:justify-single-word="false"/>
      <style:text-properties style:font-name="Stone Sans SC ITC TT" fo:font-size="22pt" officeooo:rsid="000058d1" officeooo:paragraph-rsid="0013d416" style:font-size-asian="22pt" style:font-size-complex="22pt"/>
    </style:style>
    <style:style style:name="P12" style:family="paragraph" style:parent-style-name="Standard">
      <style:paragraph-properties fo:text-align="center" style:justify-single-word="false"/>
      <style:text-properties style:font-name="Tlwg Typist" fo:font-size="10pt" officeooo:rsid="00027c9d" officeooo:paragraph-rsid="00027c9d" style:font-size-asian="10pt" style:font-size-complex="10pt"/>
    </style:style>
    <style:style style:name="P13" style:family="paragraph" style:parent-style-name="Standard">
      <style:paragraph-properties fo:text-align="center" style:justify-single-word="false"/>
      <style:text-properties style:font-name="Tlwg Typist" fo:font-size="10pt" officeooo:rsid="00027c9d" officeooo:paragraph-rsid="000f28cb" style:font-size-asian="10pt" style:font-size-complex="10pt"/>
    </style:style>
    <style:style style:name="P14" style:family="paragraph" style:parent-style-name="Standard">
      <style:paragraph-properties fo:text-align="start" style:justify-single-word="false"/>
      <style:text-properties style:font-name="Tlwg Typist" fo:font-size="10pt" officeooo:rsid="00027c9d" officeooo:paragraph-rsid="000e3338" style:font-size-asian="10pt" style:font-size-complex="10pt"/>
    </style:style>
    <style:style style:name="P15" style:family="paragraph" style:parent-style-name="Standard">
      <style:paragraph-properties fo:text-align="center" style:justify-single-word="false"/>
      <style:text-properties style:font-name="Tlwg Typist" fo:font-size="10pt" officeooo:rsid="000522ed" officeooo:paragraph-rsid="000522ed" style:font-size-asian="10pt" style:font-size-complex="10pt"/>
    </style:style>
    <style:style style:name="P16" style:family="paragraph" style:parent-style-name="Standard">
      <style:paragraph-properties fo:text-align="center" style:justify-single-word="false"/>
      <style:text-properties style:font-name="Tlwg Typist" fo:font-size="10pt" officeooo:rsid="000522ed" officeooo:paragraph-rsid="000a46d8" style:font-size-asian="10pt" style:font-size-complex="10pt"/>
    </style:style>
    <style:style style:name="P17" style:family="paragraph" style:parent-style-name="Standard">
      <style:paragraph-properties fo:text-align="center" style:justify-single-word="false"/>
      <style:text-properties style:font-name="Tlwg Typist" fo:font-size="10pt" officeooo:rsid="00068f7c" officeooo:paragraph-rsid="000bb3bf" style:font-size-asian="10pt" style:font-size-complex="10pt"/>
    </style:style>
    <style:style style:name="P18" style:family="paragraph" style:parent-style-name="Standard">
      <style:paragraph-properties fo:text-align="center" style:justify-single-word="false"/>
      <style:text-properties style:font-name="Tlwg Typist" fo:font-size="10pt" officeooo:rsid="0013d416" officeooo:paragraph-rsid="001471ec" style:font-size-asian="10pt" style:font-size-complex="10pt"/>
    </style:style>
    <style:style style:name="P19" style:family="paragraph" style:parent-style-name="Standard">
      <style:paragraph-properties fo:text-align="center" style:justify-single-word="false"/>
      <style:text-properties style:font-name="Tlwg Typist" fo:font-size="10pt" officeooo:rsid="0013d416" officeooo:paragraph-rsid="0014bca7" style:font-size-asian="10pt" style:font-size-complex="10pt"/>
    </style:style>
    <style:style style:name="P20" style:family="paragraph" style:parent-style-name="Standard">
      <style:paragraph-properties fo:text-align="center" style:justify-single-word="false"/>
      <style:text-properties style:font-name="Tlwg Typist" fo:font-size="10pt" officeooo:rsid="0014bca7" officeooo:paragraph-rsid="0014bca7" style:font-size-asian="10pt" style:font-size-complex="10pt"/>
    </style:style>
    <style:style style:name="P21" style:family="paragraph" style:parent-style-name="Standard">
      <style:paragraph-properties fo:text-align="center" style:justify-single-word="false"/>
      <style:text-properties style:font-name="Tlwg Typist" fo:font-size="10pt" officeooo:rsid="0014bca7" officeooo:paragraph-rsid="0047b916" style:font-size-asian="10pt" style:font-size-complex="10pt"/>
    </style:style>
    <style:style style:name="P22" style:family="paragraph" style:parent-style-name="Standard">
      <style:paragraph-properties fo:text-align="center" style:justify-single-word="false"/>
      <style:text-properties style:font-name="Tlwg Typist" fo:font-size="10pt" officeooo:rsid="00166d85" officeooo:paragraph-rsid="00166d85" style:font-size-asian="10pt" style:font-size-complex="10pt"/>
    </style:style>
    <style:style style:name="P23" style:family="paragraph" style:parent-style-name="Standard">
      <style:paragraph-properties fo:text-align="center" style:justify-single-word="false"/>
      <style:text-properties style:font-name="Tlwg Typist" fo:font-size="10pt" officeooo:rsid="001ad066" officeooo:paragraph-rsid="001ad066" style:font-size-asian="10pt" style:font-size-complex="10pt"/>
    </style:style>
    <style:style style:name="P24" style:family="paragraph" style:parent-style-name="Standard">
      <style:paragraph-properties fo:text-align="start" style:justify-single-word="false"/>
      <style:text-properties style:font-name="Tlwg Typist" fo:font-size="10pt" officeooo:rsid="000d0579" officeooo:paragraph-rsid="000d0579" style:font-size-asian="10pt" style:font-size-complex="10pt"/>
    </style:style>
    <style:style style:name="P25" style:family="paragraph" style:parent-style-name="Standard">
      <style:paragraph-properties fo:text-align="center" style:justify-single-word="false"/>
      <style:text-properties style:font-name="Tlwg Typist" fo:font-size="10pt" officeooo:rsid="001471ec" officeooo:paragraph-rsid="0014bca7" style:font-size-asian="10pt" style:font-size-complex="10pt"/>
    </style:style>
    <style:style style:name="P26" style:family="paragraph" style:parent-style-name="Standard">
      <style:paragraph-properties fo:text-align="center" style:justify-single-word="false"/>
      <style:text-properties style:font-name="Tlwg Typist" fo:font-size="10pt" officeooo:rsid="0019b85f" officeooo:paragraph-rsid="0019b85f" style:font-size-asian="10pt" style:font-size-complex="10pt"/>
    </style:style>
    <style:style style:name="P27" style:family="paragraph" style:parent-style-name="Standard">
      <style:paragraph-properties fo:text-align="center" style:justify-single-word="false"/>
      <style:text-properties style:font-name="Tlwg Typist" fo:font-size="10pt" officeooo:rsid="000a46d8" officeooo:paragraph-rsid="000bb3bf" style:font-size-asian="10pt" style:font-size-complex="10pt"/>
    </style:style>
    <style:style style:name="P28" style:family="paragraph" style:parent-style-name="Standard">
      <style:paragraph-properties fo:text-align="center" style:justify-single-word="false"/>
      <style:text-properties style:font-name="Tlwg Typist" fo:font-size="10pt" officeooo:rsid="002a5422" officeooo:paragraph-rsid="002a5422" style:font-size-asian="10pt" style:font-size-complex="10pt"/>
    </style:style>
    <style:style style:name="P29" style:family="paragraph" style:parent-style-name="Standard">
      <style:paragraph-properties fo:text-align="center" style:justify-single-word="false"/>
      <style:text-properties style:font-name="Tlwg Typist" fo:font-size="10pt" officeooo:rsid="002bcb7e" officeooo:paragraph-rsid="002bcb7e" style:font-size-asian="10pt" style:font-size-complex="10pt"/>
    </style:style>
    <style:style style:name="P30" style:family="paragraph" style:parent-style-name="Standard">
      <style:paragraph-properties fo:text-align="center" style:justify-single-word="false"/>
      <style:text-properties style:font-name="Tlwg Typist" fo:font-size="10pt" officeooo:rsid="0040252d" officeooo:paragraph-rsid="0040252d" style:font-size-asian="10pt" style:font-size-complex="10pt"/>
    </style:style>
    <style:style style:name="P31" style:family="paragraph" style:parent-style-name="Standard">
      <style:paragraph-properties fo:text-align="center" style:justify-single-word="false"/>
      <style:text-properties style:font-name="Tlwg Typist" fo:font-size="10pt" officeooo:rsid="0041a736" officeooo:paragraph-rsid="0041a736" style:font-size-asian="10pt" style:font-size-complex="10pt"/>
    </style:style>
    <style:style style:name="P32" style:family="paragraph" style:parent-style-name="Standard">
      <style:paragraph-properties fo:text-align="center" style:justify-single-word="false"/>
      <style:text-properties style:font-name="Tlwg Typist" fo:font-size="10pt" officeooo:rsid="004d7124" officeooo:paragraph-rsid="004d7124" style:font-size-asian="10pt" style:font-size-complex="10pt"/>
    </style:style>
    <style:style style:name="P33" style:family="paragraph" style:parent-style-name="Standard">
      <style:paragraph-properties fo:text-align="center" style:justify-single-word="false"/>
      <style:text-properties style:font-name="Tlwg Typist" fo:font-size="10pt" officeooo:rsid="005230e2" officeooo:paragraph-rsid="005230e2" style:font-size-asian="10pt" style:font-size-complex="10pt"/>
    </style:style>
    <style:style style:name="P34" style:family="paragraph" style:parent-style-name="Standard">
      <style:paragraph-properties fo:text-align="start" style:justify-single-word="false"/>
      <style:text-properties style:font-name="Tlwg Typist" fo:font-size="10pt" style:text-underline-style="none" officeooo:rsid="000d0579" officeooo:paragraph-rsid="000e3338" style:font-size-asian="10pt" style:font-size-complex="10pt"/>
    </style:style>
    <style:style style:name="P35" style:family="paragraph" style:parent-style-name="Standard">
      <style:paragraph-properties fo:text-align="end" style:justify-single-word="false"/>
      <style:text-properties style:font-name="Tlwg Typist" fo:font-size="11pt" officeooo:rsid="00027c9d" officeooo:paragraph-rsid="000a46d8" style:font-size-asian="11pt" style:font-size-complex="11pt"/>
    </style:style>
    <style:style style:name="P36" style:family="paragraph" style:parent-style-name="Standard">
      <style:paragraph-properties fo:text-align="center" style:justify-single-word="false"/>
      <style:text-properties style:font-name="Tlwg Typist" fo:font-size="40pt" officeooo:rsid="0014bca7" officeooo:paragraph-rsid="00263715" style:font-size-asian="40pt" style:font-size-complex="40pt"/>
    </style:style>
    <style:style style:name="P37" style:family="paragraph" style:parent-style-name="Standard">
      <style:paragraph-properties fo:text-align="center" style:justify-single-word="false"/>
      <style:text-properties style:font-name="Tlwg Typist" fo:font-size="12pt" officeooo:rsid="0014bca7" officeooo:paragraph-rsid="00263715" style:font-size-asian="12pt" style:font-size-complex="12pt"/>
    </style:style>
    <style:style style:name="P38" style:family="paragraph" style:parent-style-name="Standard">
      <style:paragraph-properties fo:text-align="center" style:justify-single-word="false"/>
      <style:text-properties style:font-name="Tlwg Typist" fo:font-size="12pt" officeooo:rsid="002cc2ef" officeooo:paragraph-rsid="002cc2ef" style:font-size-asian="12pt" style:font-size-complex="12pt"/>
    </style:style>
    <style:style style:name="P39" style:family="paragraph" style:parent-style-name="Standard">
      <style:paragraph-properties fo:text-align="center" style:justify-single-word="false"/>
      <style:text-properties style:font-name="Tlwg Typist" fo:font-size="12pt" officeooo:rsid="002cc2ef" officeooo:paragraph-rsid="003024a2" style:font-size-asian="12pt" style:font-size-complex="12pt"/>
    </style:style>
    <style:style style:name="P40" style:family="paragraph" style:parent-style-name="Standard">
      <style:paragraph-properties fo:text-align="center" style:justify-single-word="false"/>
      <style:text-properties style:font-name="Tlwg Typist" fo:font-size="12pt" officeooo:rsid="002cc2ef" officeooo:paragraph-rsid="003ea701" style:font-size-asian="12pt" style:font-size-complex="12pt"/>
    </style:style>
    <style:style style:name="P41" style:family="paragraph" style:parent-style-name="Standard">
      <style:paragraph-properties fo:text-align="center" style:justify-single-word="false"/>
      <style:text-properties style:font-name="Tlwg Typist" fo:font-size="12pt" officeooo:rsid="002cc2ef" officeooo:paragraph-rsid="00452376" style:font-size-asian="12pt" style:font-size-complex="12pt"/>
    </style:style>
    <style:style style:name="P42" style:family="paragraph" style:parent-style-name="Standard">
      <style:paragraph-properties fo:text-align="center" style:justify-single-word="false"/>
      <style:text-properties style:font-name="Tlwg Typist1" fo:font-size="10pt" officeooo:rsid="000522ed" officeooo:paragraph-rsid="00068f7c" style:font-size-asian="10pt" style:font-size-complex="10pt"/>
    </style:style>
    <style:style style:name="P43" style:family="paragraph" style:parent-style-name="Standard">
      <style:paragraph-properties fo:text-align="center" style:justify-single-word="false"/>
      <style:text-properties style:font-name="Tlwg Typist1" fo:font-size="10pt" officeooo:rsid="000522ed" officeooo:paragraph-rsid="0039319c" style:font-size-asian="10pt" style:font-size-complex="10pt"/>
    </style:style>
    <style:style style:name="P44" style:family="paragraph" style:parent-style-name="Standard">
      <style:paragraph-properties fo:text-align="center" style:justify-single-word="false"/>
      <style:text-properties style:font-name="Tlwg Typist1" fo:font-size="24pt" officeooo:rsid="000f28cb" officeooo:paragraph-rsid="000f28cb" style:font-size-asian="24pt" style:font-size-complex="24pt"/>
    </style:style>
    <style:style style:name="P45" style:family="paragraph" style:parent-style-name="Standard">
      <style:paragraph-properties fo:text-align="center" style:justify-single-word="false"/>
      <style:text-properties style:font-name="Futura Lt BT" fo:font-size="14pt" officeooo:rsid="0019b85f" officeooo:paragraph-rsid="0019b85f" style:font-size-asian="14pt" style:font-size-complex="14pt"/>
    </style:style>
    <style:style style:name="P46" style:family="paragraph" style:parent-style-name="Standard">
      <style:paragraph-properties fo:text-align="center" style:justify-single-word="false"/>
      <style:text-properties style:font-name="Futura Lt BT" fo:font-size="14pt" officeooo:rsid="0019b85f" officeooo:paragraph-rsid="001d5588" style:font-size-asian="14pt" style:font-size-complex="14pt"/>
    </style:style>
    <style:style style:name="P47" style:family="paragraph" style:parent-style-name="Standard">
      <style:paragraph-properties fo:text-align="center" style:justify-single-word="false"/>
      <style:text-properties style:font-name="Futura Lt BT" fo:font-size="14pt" officeooo:rsid="0019b85f" officeooo:paragraph-rsid="001e3d8b" style:font-size-asian="14pt" style:font-size-complex="14pt"/>
    </style:style>
    <style:style style:name="P48" style:family="paragraph" style:parent-style-name="Standard">
      <style:paragraph-properties fo:text-align="center" style:justify-single-word="false"/>
      <style:text-properties style:font-name="Futura Lt BT" fo:font-size="14pt" officeooo:rsid="0019b85f" officeooo:paragraph-rsid="002f6e7e" style:font-size-asian="14pt" style:font-size-complex="14pt"/>
    </style:style>
    <style:style style:name="P49" style:family="paragraph" style:parent-style-name="Standard">
      <style:paragraph-properties fo:text-align="center" style:justify-single-word="false"/>
      <style:text-properties style:font-name="Futura Lt BT" fo:font-size="14pt" officeooo:rsid="0019b85f" officeooo:paragraph-rsid="001f2d6b" style:font-size-asian="14pt" style:font-size-complex="14pt"/>
    </style:style>
    <style:style style:name="P50" style:family="paragraph" style:parent-style-name="Standard">
      <style:paragraph-properties fo:text-align="center" style:justify-single-word="false"/>
      <style:text-properties style:font-name="Futura Lt BT" fo:font-size="14pt" officeooo:rsid="001d5588" officeooo:paragraph-rsid="001d5588" style:font-size-asian="14pt" style:font-size-complex="14pt"/>
    </style:style>
    <style:style style:name="P51" style:family="paragraph" style:parent-style-name="Standard">
      <style:paragraph-properties fo:text-align="center" style:justify-single-word="false"/>
      <style:text-properties style:font-name="Futura Lt BT" fo:font-size="14pt" officeooo:rsid="001d5588" officeooo:paragraph-rsid="001f2d6b" style:font-size-asian="14pt" style:font-size-complex="14pt"/>
    </style:style>
    <style:style style:name="P52" style:family="paragraph" style:parent-style-name="Standard">
      <style:paragraph-properties fo:text-align="center" style:justify-single-word="false"/>
      <style:text-properties style:font-name="Futura Lt BT" fo:font-size="14pt" officeooo:rsid="001e3d8b" officeooo:paragraph-rsid="001e3d8b" style:font-size-asian="14pt" style:font-size-complex="14pt"/>
    </style:style>
    <style:style style:name="P53" style:family="paragraph" style:parent-style-name="Standard">
      <style:paragraph-properties fo:text-align="center" style:justify-single-word="false"/>
      <style:text-properties style:font-name="Futura Lt BT" fo:font-size="14pt" officeooo:rsid="001e3d8b" officeooo:paragraph-rsid="001d5588" style:font-size-asian="14pt" style:font-size-complex="14pt"/>
    </style:style>
    <style:style style:name="P54" style:family="paragraph" style:parent-style-name="Standard">
      <style:paragraph-properties fo:text-align="center" style:justify-single-word="false"/>
      <style:text-properties style:font-name="Futura Lt BT" fo:font-size="14pt" officeooo:rsid="001e3fb3" officeooo:paragraph-rsid="001e3fb3" style:font-size-asian="14pt" style:font-size-complex="14pt"/>
    </style:style>
    <style:style style:name="P55" style:family="paragraph" style:parent-style-name="Standard">
      <style:paragraph-properties fo:text-align="center" style:justify-single-word="false"/>
      <style:text-properties style:font-name="Futura Lt BT" fo:font-size="14pt" officeooo:rsid="001f2d6b" officeooo:paragraph-rsid="001f2d6b" style:font-size-asian="14pt" style:font-size-complex="14pt"/>
    </style:style>
    <style:style style:name="P56" style:family="paragraph" style:parent-style-name="Standard">
      <style:paragraph-properties fo:text-align="center" style:justify-single-word="false"/>
      <style:text-properties style:font-name="Futura Lt BT" fo:font-size="14pt" officeooo:rsid="001f2d6b" officeooo:paragraph-rsid="001d5588" style:font-size-asian="14pt" style:font-size-complex="14pt"/>
    </style:style>
    <style:style style:name="P57" style:family="paragraph" style:parent-style-name="Standard">
      <style:paragraph-properties fo:text-align="center" style:justify-single-word="false"/>
      <style:text-properties style:font-name="Futura Lt BT" fo:font-size="14pt" officeooo:rsid="002bcb7e" officeooo:paragraph-rsid="002bcb7e" style:font-size-asian="14pt" style:font-size-complex="14pt"/>
    </style:style>
    <style:style style:name="P58" style:family="paragraph" style:parent-style-name="Standard">
      <style:paragraph-properties fo:text-align="center" style:justify-single-word="false"/>
      <style:text-properties style:font-name="Futura Lt BT" fo:font-size="14pt" officeooo:rsid="002f6e7e" officeooo:paragraph-rsid="002f6e7e" style:font-size-asian="14pt" style:font-size-complex="14pt"/>
    </style:style>
    <style:style style:name="P59" style:family="paragraph" style:parent-style-name="Standard">
      <style:paragraph-properties fo:text-align="center" style:justify-single-word="false"/>
      <style:text-properties style:font-name="Futura Lt BT" fo:font-size="14pt" officeooo:rsid="00378c55" officeooo:paragraph-rsid="00378c55" style:font-size-asian="14pt" style:font-size-complex="14pt"/>
    </style:style>
    <style:style style:name="P60" style:family="paragraph" style:parent-style-name="Standard">
      <style:paragraph-properties fo:text-align="center" style:justify-single-word="false"/>
      <style:text-properties style:font-name="Futura Lt BT" fo:font-size="14pt" officeooo:rsid="00378c55" officeooo:paragraph-rsid="003621df" style:font-size-asian="14pt" style:font-size-complex="14pt"/>
    </style:style>
    <style:style style:name="P61" style:family="paragraph" style:parent-style-name="Standard">
      <style:paragraph-properties fo:text-align="center" style:justify-single-word="false"/>
      <style:text-properties style:font-name="Futura Lt BT" fo:font-size="14pt" officeooo:rsid="003ea701" officeooo:paragraph-rsid="003ea701" style:font-size-asian="14pt" style:font-size-complex="14pt"/>
    </style:style>
    <style:style style:name="P62" style:family="paragraph" style:parent-style-name="Standard">
      <style:paragraph-properties fo:text-align="center" style:justify-single-word="false"/>
      <style:text-properties style:font-name="Futura Lt BT" fo:font-size="14pt" officeooo:rsid="003621df" officeooo:paragraph-rsid="003621df" style:font-size-asian="14pt" style:font-size-complex="14pt"/>
    </style:style>
    <style:style style:name="P63" style:family="paragraph" style:parent-style-name="Standard">
      <style:paragraph-properties fo:text-align="center" style:justify-single-word="false"/>
      <style:text-properties style:font-name="Futura Lt BT" fo:font-size="14pt" officeooo:rsid="00420ff4" officeooo:paragraph-rsid="00420ff4" style:font-size-asian="14pt" style:font-size-complex="14pt"/>
    </style:style>
    <style:style style:name="P64" style:family="paragraph" style:parent-style-name="Standard">
      <style:paragraph-properties fo:text-align="center" style:justify-single-word="false"/>
      <style:text-properties style:font-name="Futura Lt BT" fo:font-size="14pt" officeooo:rsid="0043e291" officeooo:paragraph-rsid="0043e291" style:font-size-asian="14pt" style:font-size-complex="14pt"/>
    </style:style>
    <style:style style:name="P65" style:family="paragraph" style:parent-style-name="Standard">
      <style:paragraph-properties fo:text-align="center" style:justify-single-word="false"/>
      <style:text-properties style:font-name="Futura Lt BT" fo:font-size="14pt" officeooo:rsid="0050c246" officeooo:paragraph-rsid="0050c246" style:font-size-asian="14pt" style:font-size-complex="14pt"/>
    </style:style>
    <style:style style:name="P66" style:family="paragraph" style:parent-style-name="Standard">
      <style:paragraph-properties fo:text-align="center" style:justify-single-word="false"/>
      <style:text-properties style:font-name="Futura Lt BT" fo:font-size="40pt" officeooo:rsid="0014bca7" officeooo:paragraph-rsid="00263715" style:font-size-asian="40pt" style:font-size-complex="40pt"/>
    </style:style>
    <style:style style:name="P67" style:family="paragraph" style:parent-style-name="Standard">
      <style:paragraph-properties fo:text-align="center" style:justify-single-word="false"/>
      <style:text-properties style:font-name="Futura Lt BT" fo:font-size="40pt" officeooo:rsid="00263715" officeooo:paragraph-rsid="00263715" style:font-size-asian="40pt" style:font-size-complex="40pt"/>
    </style:style>
    <style:style style:name="P68" style:family="paragraph" style:parent-style-name="Standard">
      <style:paragraph-properties fo:text-align="end" style:justify-single-word="false"/>
      <style:text-properties style:font-name="Futura Lt BT" fo:font-size="40pt" fo:font-weight="normal" officeooo:rsid="00263715" officeooo:paragraph-rsid="00522aa1" style:font-size-asian="40pt" style:font-weight-asian="normal" style:font-size-complex="40pt" style:font-weight-complex="normal"/>
    </style:style>
    <style:style style:name="P69" style:family="paragraph" style:parent-style-name="Standard">
      <style:paragraph-properties fo:text-align="center" style:justify-single-word="false"/>
      <style:text-properties style:font-name="Futura Lt BT" fo:font-size="12pt" officeooo:rsid="0014bca7" officeooo:paragraph-rsid="00263715" style:font-size-asian="12pt" style:font-size-complex="12pt"/>
    </style:style>
    <style:style style:name="P70" style:family="paragraph" style:parent-style-name="Standard">
      <style:paragraph-properties fo:text-align="center" style:justify-single-word="false"/>
      <style:text-properties style:font-name="Futura Lt BT" fo:font-size="12pt" officeooo:rsid="0014bca7" officeooo:paragraph-rsid="004612f0" style:font-size-asian="12pt" style:font-size-complex="12pt"/>
    </style:style>
    <style:style style:name="P71" style:family="paragraph" style:parent-style-name="Standard">
      <style:paragraph-properties fo:text-align="center" style:justify-single-word="false"/>
      <style:text-properties style:font-name="Futura Lt BT" fo:font-size="12pt" officeooo:rsid="00263715" officeooo:paragraph-rsid="00263715" style:font-size-asian="12pt" style:font-size-complex="12pt"/>
    </style:style>
    <style:style style:name="P72" style:family="paragraph" style:parent-style-name="Standard">
      <style:paragraph-properties fo:text-align="center" style:justify-single-word="false"/>
      <style:text-properties style:font-name="Futura Lt BT" fo:font-size="12pt" officeooo:rsid="002cc2ef" officeooo:paragraph-rsid="002cc2ef" style:font-size-asian="12pt" style:font-size-complex="12pt"/>
    </style:style>
    <style:style style:name="P73" style:family="paragraph" style:parent-style-name="Standard">
      <style:paragraph-properties fo:text-align="center" style:justify-single-word="false"/>
      <style:text-properties style:font-name="Futura Lt BT" fo:font-size="12pt" officeooo:rsid="002cc2ef" officeooo:paragraph-rsid="003024a2" style:font-size-asian="12pt" style:font-size-complex="12pt"/>
    </style:style>
    <style:style style:name="P74" style:family="paragraph" style:parent-style-name="Standard">
      <style:paragraph-properties fo:text-align="center" style:justify-single-word="false"/>
      <style:text-properties style:font-name="Futura Lt BT" fo:font-size="12pt" officeooo:rsid="002e90d9" officeooo:paragraph-rsid="002cc2ef" style:font-size-asian="12pt" style:font-size-complex="12pt"/>
    </style:style>
    <style:style style:name="P75" style:family="paragraph" style:parent-style-name="Standard">
      <style:paragraph-properties fo:text-align="end" style:justify-single-word="false"/>
      <style:text-properties style:font-name="Futura Lt BT" fo:font-size="12pt" fo:font-weight="normal" officeooo:rsid="0014bca7" officeooo:paragraph-rsid="00263715" style:font-size-asian="12pt" style:font-weight-asian="normal" style:font-size-complex="12pt" style:font-weight-complex="normal"/>
    </style:style>
    <style:style style:name="P76" style:family="paragraph" style:parent-style-name="Standard">
      <style:paragraph-properties fo:text-align="center" style:justify-single-word="false"/>
      <style:text-properties style:font-name="Futura Lt BT" fo:font-size="26pt" officeooo:rsid="002cc2ef" officeooo:paragraph-rsid="002cc2ef" style:font-size-asian="26pt" style:font-size-complex="26pt"/>
    </style:style>
    <style:style style:name="P77" style:family="paragraph" style:parent-style-name="Standard">
      <style:paragraph-properties fo:text-align="end" style:justify-single-word="false"/>
      <style:text-properties style:font-name="Futura Lt BT" fo:font-size="26pt" officeooo:rsid="00263715" officeooo:paragraph-rsid="00263715" style:font-size-asian="26pt" style:font-size-complex="26pt"/>
    </style:style>
    <style:style style:name="P78" style:family="paragraph" style:parent-style-name="Standard">
      <style:paragraph-properties fo:text-align="center" style:justify-single-word="false"/>
      <style:text-properties style:font-name="Stone Sans OS ITC TT" fo:font-size="24pt" officeooo:rsid="000058d1" officeooo:paragraph-rsid="000f28cb" style:font-size-asian="24pt" style:font-size-complex="24pt"/>
    </style:style>
    <style:style style:name="P79" style:family="paragraph" style:parent-style-name="Standard">
      <style:paragraph-properties fo:text-align="center" style:justify-single-word="false"/>
      <style:text-properties style:font-name="Stone Sans ITC TT" officeooo:paragraph-rsid="00378c55"/>
    </style:style>
    <style:style style:name="P80" style:family="paragraph" style:parent-style-name="Standard">
      <style:paragraph-properties fo:text-align="start" style:justify-single-word="false"/>
      <style:text-properties officeooo:paragraph-rsid="0049ed82"/>
    </style:style>
    <style:style style:name="P81" style:family="paragraph" style:parent-style-name="Standard">
      <style:paragraph-properties fo:text-align="center" style:justify-single-word="false" fo:break-before="page"/>
      <style:text-properties style:font-name="Futura Lt BT" fo:font-size="14pt" officeooo:rsid="0019b85f" officeooo:paragraph-rsid="0019b85f" style:font-size-asian="14pt" style:font-size-complex="14pt"/>
    </style:style>
    <style:style style:name="P82" style:family="paragraph" style:parent-style-name="Standard">
      <style:paragraph-properties fo:text-align="center" style:justify-single-word="false" fo:break-before="page"/>
      <style:text-properties style:font-name="Futura Lt BT" fo:font-size="14pt" officeooo:rsid="001e3fb3" officeooo:paragraph-rsid="001e3fb3" style:font-size-asian="14pt" style:font-size-complex="14pt"/>
    </style:style>
    <style:style style:name="P83" style:family="paragraph" style:parent-style-name="Standard">
      <style:paragraph-properties fo:text-align="center" style:justify-single-word="false" fo:break-before="page"/>
      <style:text-properties style:font-name="Futura Lt BT" fo:font-size="14pt" officeooo:rsid="001f2d6b" officeooo:paragraph-rsid="001f2d6b" style:font-size-asian="14pt" style:font-size-complex="14pt"/>
    </style:style>
    <style:style style:name="P84" style:family="paragraph" style:parent-style-name="Standard">
      <style:paragraph-properties fo:text-align="center" style:justify-single-word="false" fo:break-before="page"/>
      <style:text-properties style:font-name="Futura Lt BT" fo:font-size="14pt" officeooo:rsid="003621df" officeooo:paragraph-rsid="003621df" style:font-size-asian="14pt" style:font-size-complex="14pt"/>
    </style:style>
    <style:style style:name="P85" style:family="paragraph" style:parent-style-name="Standard">
      <style:paragraph-properties fo:text-align="center" style:justify-single-word="false" fo:break-before="page"/>
      <style:text-properties style:font-name="Tlwg Typist" fo:font-size="10pt" officeooo:rsid="000f28cb" officeooo:paragraph-rsid="002a5422" style:font-size-asian="10pt" style:font-size-complex="10pt"/>
    </style:style>
    <style:style style:name="P86" style:family="paragraph" style:parent-style-name="Figure">
      <style:text-properties officeooo:paragraph-rsid="000f28cb"/>
    </style:style>
    <style:style style:name="P87" style:family="paragraph" style:parent-style-name="Figure">
      <style:paragraph-properties fo:text-align="center" style:justify-single-word="false"/>
      <style:text-properties style:font-name="Futura Lt BT" fo:font-size="12pt" officeooo:rsid="002e90d9" officeooo:paragraph-rsid="0031ffc4" style:font-size-asian="12pt" style:font-size-complex="12pt"/>
    </style:style>
    <style:style style:name="P88" style:family="paragraph" style:parent-style-name="Standard">
      <style:paragraph-properties fo:text-align="center" style:justify-single-word="false" fo:padding-left="0in" fo:padding-right="0in" fo:padding-top="0in" fo:padding-bottom="0.0291in" fo:border-left="none" fo:border-right="none" fo:border-top="none" fo:border-bottom="0.06pt solid #000000" style:join-border="false"/>
      <style:text-properties style:font-name="Futura Lt BT" fo:font-size="14pt" officeooo:rsid="001f2d6b" officeooo:paragraph-rsid="001d5588" style:font-size-asian="14pt" style:font-size-complex="14pt"/>
    </style:style>
    <style:style style:name="P89" style:family="paragraph" style:parent-style-name="Text_20_body">
      <style:paragraph-properties fo:line-height="100%"/>
      <style:text-properties officeooo:paragraph-rsid="004e6c5d"/>
    </style:style>
    <style:style style:name="P90" style:family="paragraph" style:parent-style-name="Text_20_body">
      <style:paragraph-properties fo:line-height="100%"/>
      <style:text-properties officeooo:rsid="004e6c5d" officeooo:paragraph-rsid="004e6c5d"/>
    </style:style>
    <style:style style:name="P91" style:family="paragraph" style:parent-style-name="Standard">
      <style:paragraph-properties fo:text-align="center" style:justify-single-word="false"/>
      <style:text-properties style:font-name="Tlwg Typist" fo:font-size="10pt" officeooo:rsid="0040252d" officeooo:paragraph-rsid="0047b916" style:font-size-asian="10pt" style:font-size-complex="10pt"/>
    </style:style>
    <style:style style:name="P92" style:family="paragraph" style:parent-style-name="Standard">
      <style:paragraph-properties fo:text-align="center" style:justify-single-word="false"/>
      <style:text-properties style:font-name="Futura Lt BT" fo:font-size="18pt" fo:font-weight="normal" officeooo:rsid="00522aa1" officeooo:paragraph-rsid="00263715" style:font-size-asian="18pt" style:font-weight-asian="normal" style:font-size-complex="18pt" style:font-weight-complex="normal"/>
    </style:style>
    <style:style style:name="P93" style:family="paragraph" style:parent-style-name="Standard">
      <style:paragraph-properties fo:text-align="center" style:justify-single-word="false"/>
      <style:text-properties style:font-name="Futura Lt BT" fo:font-size="18pt" fo:font-style="italic" fo:font-weight="normal" officeooo:rsid="005b376a" officeooo:paragraph-rsid="005b376a" style:font-size-asian="18pt" style:font-style-asian="italic" style:font-weight-asian="normal" style:font-size-complex="18pt" style:font-style-complex="italic" style:font-weight-complex="normal"/>
    </style:style>
    <style:style style:name="P94" style:family="paragraph" style:parent-style-name="Standard">
      <style:paragraph-properties fo:text-align="center" style:justify-single-word="false"/>
      <style:text-properties style:font-name="Futura Lt BT" fo:font-size="12pt" officeooo:rsid="002e90d9" officeooo:paragraph-rsid="00452376" style:font-size-asian="12pt" style:font-size-complex="12pt"/>
    </style:style>
    <style:style style:name="P95" style:family="paragraph" style:parent-style-name="Standard">
      <style:paragraph-properties fo:text-align="center" style:justify-single-word="false"/>
      <style:text-properties style:font-name="Futura Lt BT" fo:font-size="12pt" officeooo:rsid="002e90d9" officeooo:paragraph-rsid="003024a2" style:font-size-asian="12pt" style:font-size-complex="12pt"/>
    </style:style>
    <style:style style:name="P96" style:family="paragraph" style:parent-style-name="Standard">
      <style:paragraph-properties fo:text-align="center" style:justify-single-word="false"/>
      <style:text-properties style:font-name="Futura Lt BT" fo:font-size="12pt" officeooo:rsid="002cc2ef" officeooo:paragraph-rsid="003024a2" style:font-size-asian="12pt" style:font-size-complex="12pt"/>
    </style:style>
    <style:style style:name="P97" style:family="paragraph" style:parent-style-name="Standard">
      <style:paragraph-properties fo:text-align="center" style:justify-single-word="false"/>
      <style:text-properties style:font-name="Futura Lt BT" fo:font-size="14pt" officeooo:rsid="005b376a" officeooo:paragraph-rsid="005b376a" style:font-size-asian="14pt" style:font-size-complex="14pt"/>
    </style:style>
    <style:style style:name="P98" style:family="paragraph" style:parent-style-name="Standard">
      <style:paragraph-properties fo:text-align="center" style:justify-single-word="false"/>
      <style:text-properties style:font-name="ITC Stone Sans Std Bold" fo:font-size="26pt" officeooo:rsid="000460ee" officeooo:paragraph-rsid="000a46d8" style:font-size-asian="22.75pt" style:font-size-complex="26pt"/>
    </style:style>
    <style:style style:name="P99" style:family="paragraph" style:parent-style-name="Standard">
      <style:paragraph-properties fo:text-align="center" style:justify-single-word="false"/>
      <style:text-properties style:font-name="ITC Stone Sans Std Bold" fo:font-size="26pt" officeooo:rsid="005b376a" officeooo:paragraph-rsid="005b376a" style:font-size-asian="22.75pt" style:font-size-complex="26pt"/>
    </style:style>
    <style:style style:name="P100" style:family="paragraph" style:parent-style-name="Text_20_body">
      <style:paragraph-properties fo:line-height="100%"/>
      <style:text-properties style:font-name="Tlwg Typist1" fo:font-size="11pt" officeooo:paragraph-rsid="004e6c5d" style:font-size-asian="11pt" style:font-size-complex="11pt"/>
    </style:style>
    <style:style style:name="P101" style:family="paragraph" style:parent-style-name="Text_20_body">
      <style:paragraph-properties fo:line-height="100%"/>
      <style:text-properties style:font-name="Tlwg Typist1" fo:font-size="11pt" officeooo:paragraph-rsid="005b376a" style:font-size-asian="11pt" style:font-size-complex="11pt"/>
    </style:style>
    <style:style style:name="P102" style:family="paragraph" style:parent-style-name="Text_20_body">
      <style:paragraph-properties fo:line-height="100%"/>
      <style:text-properties style:font-name="Tlwg Typist1" fo:font-size="11pt" officeooo:rsid="004e6c5d" officeooo:paragraph-rsid="004e6c5d" style:font-size-asian="11pt" style:font-size-complex="11pt"/>
    </style:style>
    <style:style style:name="P103" style:family="paragraph" style:parent-style-name="Text_20_body">
      <style:paragraph-properties fo:line-height="100%"/>
      <style:text-properties style:font-name="Tlwg Typist" fo:font-size="10pt" officeooo:rsid="0013d416" officeooo:paragraph-rsid="004e6c5d" style:font-size-asian="10pt" style:font-size-complex="10pt"/>
    </style:style>
    <style:style style:name="P104" style:family="paragraph" style:parent-style-name="Text_20_body">
      <style:paragraph-properties fo:line-height="100%"/>
      <style:text-properties officeooo:paragraph-rsid="004e6c5d"/>
    </style:style>
    <style:style style:name="T1" style:family="text">
      <style:text-properties text:display="none"/>
    </style:style>
    <style:style style:name="T2" style:family="text">
      <style:text-properties officeooo:rsid="00068f7c"/>
    </style:style>
    <style:style style:name="T3" style:family="text">
      <style:text-properties officeooo:rsid="000a01f7"/>
    </style:style>
    <style:style style:name="T4" style:family="text">
      <style:text-properties officeooo:rsid="000a46d8"/>
    </style:style>
    <style:style style:name="T5" style:family="text">
      <style:text-properties officeooo:rsid="000bb3bf"/>
    </style:style>
    <style:style style:name="T6" style:family="text">
      <style:text-properties fo:font-style="italic" officeooo:rsid="000bb3bf" style:font-style-asian="italic" style:font-style-complex="italic"/>
    </style:style>
    <style:style style:name="T7" style:family="text">
      <style:text-properties officeooo:rsid="000d0579"/>
    </style:style>
    <style:style style:name="T8" style:family="text">
      <style:text-properties style:text-underline-style="solid" style:text-underline-width="auto" style:text-underline-color="font-color" officeooo:rsid="000d0579"/>
    </style:style>
    <style:style style:name="T9" style:family="text">
      <style:text-properties style:text-underline-style="none" officeooo:rsid="000d0579"/>
    </style:style>
    <style:style style:name="T10" style:family="text">
      <style:text-properties style:text-underline-style="none" officeooo:rsid="000e3338"/>
    </style:style>
    <style:style style:name="T11" style:family="text">
      <style:text-properties officeooo:rsid="000f28cb"/>
    </style:style>
    <style:style style:name="T12" style:family="text">
      <style:text-properties officeooo:rsid="001ad066"/>
    </style:style>
    <style:style style:name="T13" style:family="text">
      <style:text-properties officeooo:rsid="001d5588"/>
    </style:style>
    <style:style style:name="T14" style:family="text">
      <style:text-properties officeooo:rsid="001e3d8b"/>
    </style:style>
    <style:style style:name="T15" style:family="text">
      <style:text-properties officeooo:rsid="001f2d6b"/>
    </style:style>
    <style:style style:name="T16" style:family="text">
      <style:text-properties officeooo:rsid="0023e505"/>
    </style:style>
    <style:style style:name="T17" style:family="text">
      <style:text-properties officeooo:rsid="0025027f"/>
    </style:style>
    <style:style style:name="T18" style:family="text">
      <style:text-properties officeooo:rsid="00263715"/>
    </style:style>
    <style:style style:name="T19" style:family="text">
      <style:text-properties style:font-name="Futura Lt BT"/>
    </style:style>
    <style:style style:name="T20" style:family="text">
      <style:text-properties style:font-name="Futura Lt BT" officeooo:rsid="00263715"/>
    </style:style>
    <style:style style:name="T21" style:family="text">
      <style:text-properties style:font-name="Futura Lt BT" officeooo:rsid="002e90d9"/>
    </style:style>
    <style:style style:name="T22" style:family="text">
      <style:text-properties style:font-name="Futura Lt BT" officeooo:rsid="003024a2"/>
    </style:style>
    <style:style style:name="T23" style:family="text">
      <style:text-properties style:font-name="Futura Lt BT" officeooo:rsid="0031ffc4"/>
    </style:style>
    <style:style style:name="T24" style:family="text">
      <style:text-properties style:font-name="Futura Lt BT" officeooo:rsid="003ea701"/>
    </style:style>
    <style:style style:name="T25" style:family="text">
      <style:text-properties style:font-name="Futura Lt BT" officeooo:rsid="00452376"/>
    </style:style>
    <style:style style:name="T26" style:family="text">
      <style:text-properties officeooo:rsid="0028c371"/>
    </style:style>
    <style:style style:name="T27" style:family="text">
      <style:text-properties officeooo:rsid="002a5422"/>
    </style:style>
    <style:style style:name="T28" style:family="text">
      <style:text-properties fo:font-weight="bold" officeooo:rsid="002a5422" style:font-weight-asian="bold" style:font-weight-complex="bold"/>
    </style:style>
    <style:style style:name="T29" style:family="text">
      <style:text-properties officeooo:rsid="002bcb7e"/>
    </style:style>
    <style:style style:name="T30" style:family="text">
      <style:text-properties officeooo:rsid="002f6e7e"/>
    </style:style>
    <style:style style:name="T31" style:family="text">
      <style:text-properties officeooo:rsid="003024a2"/>
    </style:style>
    <style:style style:name="T32" style:family="text">
      <style:text-properties officeooo:rsid="0031ffc4"/>
    </style:style>
    <style:style style:name="T33" style:family="text">
      <style:text-properties officeooo:rsid="003621df"/>
    </style:style>
    <style:style style:name="T34" style:family="text">
      <style:text-properties fo:font-size="14pt" officeooo:rsid="001f2d6b" style:font-size-asian="14pt" style:font-size-complex="14pt"/>
    </style:style>
    <style:style style:name="T35" style:family="text">
      <style:text-properties officeooo:rsid="0039319c"/>
    </style:style>
    <style:style style:name="T36" style:family="text">
      <style:text-properties officeooo:rsid="003daa71"/>
    </style:style>
    <style:style style:name="T37" style:family="text">
      <style:text-properties officeooo:rsid="0040252d"/>
    </style:style>
    <style:style style:name="T38" style:family="text">
      <style:text-properties officeooo:rsid="0043e291"/>
    </style:style>
    <style:style style:name="T39" style:family="text">
      <style:text-properties fo:font-size="18pt" fo:font-weight="normal" style:font-size-asian="18pt" style:font-weight-asian="normal" style:font-size-complex="18pt" style:font-weight-complex="normal"/>
    </style:style>
    <style:style style:name="T40" style:family="text">
      <style:text-properties fo:font-size="18pt" fo:font-weight="normal" officeooo:rsid="004612f0" style:font-size-asian="18pt" style:font-weight-asian="normal" style:font-size-complex="18pt" style:font-weight-complex="normal"/>
    </style:style>
    <style:style style:name="T41" style:family="text">
      <style:text-properties fo:font-size="18pt" fo:font-weight="normal" officeooo:rsid="00461d8c" style:font-size-asian="18pt" style:font-weight-asian="normal" style:font-size-complex="18pt" style:font-weight-complex="normal"/>
    </style:style>
    <style:style style:name="T42" style:family="text">
      <style:text-properties fo:font-size="18pt" fo:font-weight="normal" officeooo:rsid="00522aa1" style:font-size-asian="18pt" style:font-weight-asian="normal" style:font-size-complex="18pt" style:font-weight-complex="normal"/>
    </style:style>
    <style:style style:name="T43" style:family="text">
      <style:text-properties officeooo:rsid="0047b916"/>
    </style:style>
    <style:style style:name="T44" style:family="text">
      <style:text-properties style:font-name="Tlwg Typist" fo:font-size="10pt" style:text-underline-style="none" officeooo:rsid="000d0579" style:font-size-asian="10pt" style:font-size-complex="10pt"/>
    </style:style>
    <style:style style:name="T45" style:family="text">
      <style:text-properties style:font-name="Tlwg Typist1" fo:font-size="11pt" style:font-size-asian="11pt" style:font-size-complex="11pt"/>
    </style:style>
    <style:style style:name="T46" style:family="text">
      <style:text-properties style:font-name="Tlwg Typist1" fo:font-size="11pt" officeooo:rsid="00501583" style:font-size-asian="11pt" style:font-size-complex="11pt"/>
    </style:style>
    <style:style style:name="T47" style:family="text">
      <style:text-properties officeooo:rsid="00522aa1"/>
    </style:style>
    <style:style style:name="T48" style:family="text">
      <style:text-properties officeooo:rsid="005230e2"/>
    </style:style>
    <style:style style:name="T49" style:family="text">
      <style:text-properties officeooo:rsid="0057f7aa"/>
    </style:style>
    <style:style style:name="T50" style:family="text">
      <style:text-properties officeooo:rsid="005b376a"/>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fo:padding-left="0.0799in" fo:padding-right="0.0201in" fo:padding-top="0.0201in" fo:padding-bottom="0.0201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2"/>
      <text:p text:style-name="P2"/>
      <text:p text:style-name="P2"/>
      <text:p text:style-name="P4"><text:s/></text:p>
      <text:p text:style-name="P4"/>
      <text:p text:style-name="P4">Decoloniz<text:span text:style-name="T18">ation</text:span> </text:p>
      <text:p text:style-name="P5">Among </text:p>
      <text:p text:style-name="P6">Survivors</text:p>
      <text:p text:style-name="P3"/>
      <text:p text:style-name="P3"/>
      <text:p text:style-name="P78"><text:span text:style-name="T11"><text:s/></text:span>Ecosteader &amp; Company</text:p>
      <text:p text:style-name="P44">ecosteader.com</text:p>
      <text:p text:style-name="P9"/>
      <text:p text:style-name="P10">Winter Solstice 2019</text:p>
      <text:p text:style-name="P11"/>
      <text:p text:style-name="P8"><text:s/></text:p>
      <text:p text:style-name="P42"><draw:frame draw:style-name="fr1" draw:name="Frame1" text:anchor-type="paragraph" svg:x="0in" svg:y="0.3937in" svg:width="6.9252in" draw:z-index="0"><draw:text-box fo:min-height="6.8693in"><text:p text:style-name="P86"><draw:frame draw:style-name="fr2" draw:name="Image1" text:anchor-type="as-char" svg:y="-7in" svg:width="6.9252in" style:rel-width="100%" svg:height="6.8693in" style:rel-height="scale" draw:z-index="1"><draw:image xlink:href="Pictures/10000201000001F8000001F4C03416DBE085D46A.png" xlink:type="simple" xlink:show="embed" xlink:actuate="onLoad" loext:mime-type="image/png"/></draw:frame><text:span text:style-name="T1"><text:line-break/></text:span>Figure <text:sequence text:ref-name="refFigure0" text:name="Figure" text:formula="ooow:Figure+1" style:num-format="㉠, ㉡, ㉢, ...">㉠</text:sequence>: Kitasoo / Xai’xais </text:p><text:p text:style-name="P86">“The First Nations community of <text:a xlink:type="simple" xlink:href="https://klemtu.com/" text:style-name="Internet_20_link" text:visited-style-name="Visited_20_Internet_20_Link">Klemtu</text:a> in the heart of the Great Bear Rainforest.” <text:s/></text:p></draw:text-box></draw:frame><text:soft-page-break/></text:p>
      <text:h text:style-name="P1" text:outline-level="1"/>
      <text:p text:style-name="P43"><text:span text:style-name="T3">For more info on the artwork sources, adaptations, and the use of symbols among various First Nations, see: </text:span><text:a xlink:type="simple" xlink:href="https://ecosteader.com/tags/indigenous" text:style-name="Internet_20_link" text:visited-style-name="Visited_20_Internet_20_Link">https://ecosteader.com/</text:a><text:a xlink:type="simple" xlink:href="https://ecosteader.com/tags/indigenous" text:style-name="Internet_20_link" text:visited-style-name="Visited_20_Internet_20_Link"><text:span text:style-name="T35">tags/indigenous</text:span></text:a></text:p>
      <text:p text:style-name="P43"/>
      <text:p text:style-name="P12"/>
      <text:p text:style-name="P12"/>
      <text:p text:style-name="P35"><text:soft-page-break/>“<text:span text:style-name="T7">American colonial ideas of self-government came as much from the colonists’ observations of tribal governments as from their Protestant or Greco-Roman heritage. Neither Greece nor Rome had the kind of pluralistic democracy as that concept had been understood in the United States since Andrew Jackson, but the tribes, particularly the gynarchical tribal confederacies, did. It is true that the </text:span><text:span text:style-name="T6">oligarchic</text:span><text:span text:style-name="T5"> form of government that colonial Americans established was originally based on Greco-Roman systems in a number of ways, such as its restriction of citizenship to propertied white males over twenty-one years of age, but it was never a form that Americans as a whole have been entirely comfortable with. Politics and government in the United States during the Federalist period also reflected the English common law system as it had evolved under patriarchal feudalism and monarchy – hence the United States’ retention of slavery and restriction of citizenship to propertied white males.”</text:span></text:p>
      <text:p text:style-name="P24">~ Paula Gunn Allen</text:p>
      <text:p text:style-name="P14"><text:span text:style-name="T9">“</text:span><text:span text:style-name="T10">Pushing Up the Sky”. </text:span><text:span text:style-name="T8">The Sacred Hoop</text:span><text:span text:style-name="T9"> </text:span></text:p>
      <text:p text:style-name="P34">1986</text:p>
      <text:p text:style-name="P34"/>
      <text:p text:style-name="P34"/>
      <text:p text:style-name="P34"/>
      <text:p text:style-name="P80"><text:span text:style-name="T44">“</text:span><text:a xlink:type="simple" xlink:href="https://www.tandfonline.com/doi/full/10.1080/14623520601056240" office:target-frame-name="_blank" xlink:show="new" text:style-name="Internet_20_link" text:visited-style-name="Visited_20_Internet_20_Link"><text:span text:style-name="T45">Settler colonialism</text:span></text:a><text:span text:style-name="T45"> is said to be a structure, not an historic event, whose endgame is always the elimination of the Natives in order to acquire their land, which it does in countless seen and unseen ways. These techniques are woven throughout the US’s national discourse at all levels of society. Manifest Destiny—that is, the US’s divinely sanctioned inevitability—is like a computer program always operating unnoticeably in the background. In this program, genocide and land dispossession are continually both justified and denied.</text:span></text:p>
      <text:p text:style-name="P89"><text:span text:style-name="T45"/></text:p>
      <text:p text:style-name="P89"><text:span text:style-name="T45">Like white fragility, settler fragility is the inability to talk about unearned privilege—in this case, the privilege of living on lands that were taken in the name of democracy through profound violence and injustice. Like white privilege, white supremacy is also at the root of settler fragility. The difference is that foreign invasion, dispossession of Indigenous lands, and genocide were based on (white) European religious and cultural supremacy as encoded in the </text:span><text:a xlink:type="simple" xlink:href="https://upstanderproject.org/firstlight/doctrine/" office:target-frame-name="_blank" xlink:show="new" text:style-name="Internet_20_link" text:visited-style-name="Visited_20_Internet_20_Link"><text:span text:style-name="T45">doctrine of discovery</text:span></text:a><text:span text:style-name="T45">, not racial supremacy. And, unlike for other people of color who have made significant legal gains in the US legal system ...” </text:span><text:span text:style-name="T46">~ </text:span><text:a xlink:type="simple" xlink:href="https://www.beaconbroadside.com/broadside/dina-gilio-whitaker/" office:target-frame-name="_blank" xlink:show="new" text:style-name="Internet_20_link" text:visited-style-name="Visited_20_Internet_20_Link"><text:span text:style-name="T46">Dina Gilio-Whitaker</text:span></text:a><text:span text:style-name="T46"> </text:span></text:p>
      <text:p text:style-name="P100"/>
      <text:p text:style-name="P101"><text:span text:style-name="T50">Not our job to protect weak white man fragility. <text:s/>They can battle each other out in a zero-sum endgame. </text:span></text:p>
      <text:p text:style-name="P90"><text:span text:style-name="T45">Native peoples can rightly say that whites were the first illegal aliens. </text:span><text:span text:style-name="T46">We gave them over 500 years and they’re still not getting it right. Enough.</text:span></text:p>
      <text:p text:style-name="P102"/>
      <text:p text:style-name="P103"><text:soft-page-break/></text:p>
      <text:p text:style-name="P18"><text:s/></text:p>
      <text:p text:style-name="P25">Australia’s <text:span text:style-name="T31">burning</text:span></text:p>
      <text:p text:style-name="P21">Colonial <text:span text:style-name="T43">economics are</text:span> <text:span text:style-name="T43">stupid and </text:span>bad </text:p>
      <text:p text:style-name="P91">(BTW YOU ARE <text:span text:style-name="T49">STILL </text:span>FAILING ON ALL CONTINENTS) </text:p>
      <text:p text:style-name="P26">White supremacists <text:span text:style-name="T37">have no future</text:span></text:p>
      <text:p text:style-name="P25">Universe’s extreme last call “backup emergency plan” to save baby Yodas </text:p>
      <text:p text:style-name="P19"/>
      <text:p text:style-name="P20">Koalas</text:p>
      <text:p text:style-name="P20">Unique marsupial species</text:p>
      <text:p text:style-name="P30">with as many rights as</text:p>
      <text:p text:style-name="P20">Native Eucalyptus,</text:p>
      <text:p text:style-name="P20">Smart teams of birds,</text:p>
      <text:p text:style-name="P20">etc.</text:p>
      <text:p text:style-name="P19"/>
      <text:p text:style-name="P20">And its governor goes and tries to hide in Hawai’i?</text:p>
      <text:p text:style-name="P23">The US has an <text:a xlink:type="simple" xlink:href="https://newsmaven.io/indiancountrytoday/news/the-colonizer-s-president-was-impeached-SWStlOlhOUGymRo09L17eg" office:target-frame-name="_blank" xlink:show="new" text:style-name="Internet_20_link" text:visited-style-name="Visited_20_Internet_20_Link">impeached</text:a> coward <text:span text:style-name="T29">trying to run the show</text:span>.</text:p>
      <text:p text:style-name="P30">Great Britain’s doomed by division.</text:p>
      <text:p text:style-name="P33">Canada thinks four-wheelers can replace four-leggeds.</text:p>
      <text:p text:style-name="P22"/>
      <text:p text:style-name="P32">All of North America doesn’t have to be <text:span text:style-name="T48">doomed</text:span>.</text:p>
      <text:p text:style-name="P20"/>
      <text:p text:style-name="P36"/>
      <text:p text:style-name="P36"/>
      <text:p text:style-name="P68"><draw:frame draw:style-name="fr3" draw:name="Image2" text:anchor-type="paragraph" svg:x="4.8701in" svg:y="0.1598in" svg:width="2.3346in" svg:height="3.302in" draw:z-index="2"><draw:image xlink:href="Pictures/10000000000001F4000002C37A579FE478F53742.jpg" xlink:type="simple" xlink:show="embed" xlink:actuate="onLoad" loext:mime-type="image/png"/></draw:frame><text:s/>L<text:span text:style-name="T47">earn</text:span></text:p>
      <text:p text:style-name="P68"><text:span text:style-name="T47">about L</text:span>and <text:s text:c="2"/>Acknowledgements</text:p>
      <text:p text:style-name="P75"/>
      <text:p text:style-name="P77"><text:span text:style-name="T39">Resources include </text:span><text:span text:style-name="T40">detail about</text:span><text:span text:style-name="T39"> languages, <text:s text:c="3"/>people, </text:span><text:span text:style-name="T40">trading </text:span><text:span text:style-name="T41">areas, </text:span><text:span text:style-name="T42">many of which overlap with no walls or official borders.</text:span></text:p>
      <text:p text:style-name="P92"/>
      <text:p text:style-name="P92"/>
      <text:p text:style-name="P93"><draw:frame draw:style-name="fr4" draw:name="Image3" text:anchor-type="paragraph" svg:width="6.9252in" svg:height="3.4299in" draw:z-index="3"><draw:image xlink:href="Pictures/100002010000071B00000385E9B1082664211FE8.png" xlink:type="simple" xlink:show="embed" xlink:actuate="onLoad" loext:mime-type="image/png"/></draw:frame><text:soft-page-break/>Still here, yup.</text:p>
      <text:p text:style-name="P69"/>
      <text:p text:style-name="P69"><text:a xlink:type="simple" xlink:href="https://native-land.ca/" text:style-name="Internet_20_link" text:visited-style-name="Visited_20_Internet_20_Link"/></text:p>
      <text:p text:style-name="P69"><text:a xlink:type="simple" xlink:href="https://native-land.ca/" text:style-name="Internet_20_link" text:visited-style-name="Visited_20_Internet_20_Link"><text:span text:style-name="T18">https://native-land.ca</text:span></text:a></text:p>
      <text:p text:style-name="P69"/>
      <text:p text:style-name="P41"><text:a xlink:type="simple" xlink:href="https://ndncollective.org/" text:style-name="Internet_20_link" text:visited-style-name="Visited_20_Internet_20_Link"><text:span text:style-name="T21">https://ndncollective.org</text:span></text:a></text:p>
      <text:p text:style-name="P94"/>
      <text:p text:style-name="P41"><text:a xlink:type="simple" xlink:href="https://ndncollective.org/" text:style-name="Internet_20_link" text:visited-style-name="Visited_20_Internet_20_Link"><text:span text:style-name="T21">https://</text:span></text:a><text:a xlink:type="simple" xlink:href="https://ndncollective.org/" text:style-name="Internet_20_link" text:visited-style-name="Visited_20_Internet_20_Link"><text:span text:style-name="T25">350</text:span></text:a><text:a xlink:type="simple" xlink:href="https://ndncollective.org/" text:style-name="Internet_20_link" text:visited-style-name="Visited_20_Internet_20_Link"><text:span text:style-name="T21">.org</text:span></text:a></text:p>
      <text:p text:style-name="P69"/>
      <text:p text:style-name="P69"><text:a xlink:type="simple" xlink:href="https://www.kcet.org/shows/tending-the-wild/the-idea-of-wilderness-erases-native-people-heres-how-to-fix-it" text:style-name="Internet_20_link" text:visited-style-name="Visited_20_Internet_20_Link">https://www.kcet.org/shows/tending-the-wild/the-idea-of-wilderness-erases-native-people-heres-how-to-fix-it</text:a></text:p>
      <text:p text:style-name="P69"/>
      <text:p text:style-name="P37"><text:a xlink:type="simple" xlink:href="https://friendsoftheinyo.org/landacknowledgement" text:style-name="Internet_20_link" text:visited-style-name="Visited_20_Internet_20_Link"><text:span text:style-name="T20">https://friendsoftheinyo.org/landacknowledgement</text:span></text:a></text:p>
      <text:p text:style-name="P71"/>
      <text:p text:style-name="P38"><text:a xlink:type="simple" xlink:href="https://ecosteader.com/@indie/103306727396122772" text:style-name="Internet_20_link" text:visited-style-name="Visited_20_Internet_20_Link"><text:span text:style-name="T20">P</text:span></text:a><text:a xlink:type="simple" xlink:href="https://ecosteader.com/@indie/103306727396122772" text:style-name="Internet_20_link" text:visited-style-name="Visited_20_Internet_20_Link"><text:span text:style-name="T19">ueblo and cliff dwellers</text:span></text:a><text:span text:style-name="T19"> </text:span><text:span text:style-name="T23">were masterful in natural materials design.</text:span><text:span text:style-name="T19"> </text:span></text:p>
      <text:p text:style-name="P72"/>
      <text:p text:style-name="P40"><text:a xlink:type="simple" xlink:href="https://fotw.info/flags/xa_index.html" text:style-name="Internet_20_link" text:visited-style-name="Visited_20_Internet_20_Link"><text:span text:style-name="T19">https://fotw.info/flags/xa_index.html</text:span></text:a><text:span text:style-name="T19"> <text:s/></text:span></text:p>
      <text:p text:style-name="P40"><text:span text:style-name="T19">(As of December, 2019: </text:span><text:a xlink:type="simple" xlink:href="https://newsmaven.io/indiancountrytoday/news/little-shell-tribe-of-chippewa-recognition-this-is-amazing-YeqdsEag3EG2ON1i0Uggiw" text:style-name="Internet_20_link" text:visited-style-name="Visited_20_Internet_20_Link"><text:span text:style-name="T19">There are 574</text:span></text:a><text:span text:style-name="T19"> </text:span><text:span text:style-name="T24">tribal entities </text:span><text:span text:style-name="T21">recognized by the U.S.</text:span><text:span text:style-name="T19">)</text:span></text:p>
      <text:p text:style-name="P72"/>
      <text:p text:style-name="P38"><text:a xlink:type="simple" xlink:href="https://www.sktc.sk.ca/member-nations/one-arrow-first-nation/" text:style-name="Internet_20_link" text:visited-style-name="Visited_20_Internet_20_Link"><text:span text:style-name="T19">https://www.sktc.sk.ca/member-nations/one-arrow-first-nation/</text:span></text:a><text:span text:style-name="T19"> <text:s/></text:span><text:span text:style-name="T21">(Canada, </text:span><text:span text:style-name="T22">like the US,</text:span><text:span text:style-name="T21"> also contains many sovereign nations </text:span><text:span text:style-name="T22">undivided </text:span><text:span text:style-name="T23">and being attacked by the same colonial ideas as the U.S.</text:span><text:span text:style-name="T21">)</text:span></text:p>
      <text:p text:style-name="P74"/>
      <text:p text:style-name="P39"><text:a xlink:type="simple" xlink:href="https://www.opb.org/television/programs/standing-on-sacred-ground/" text:style-name="Internet_20_link" text:visited-style-name="Visited_20_Internet_20_Link"><text:span text:style-name="T19">https://www.opb.org/television/programs/standing-on-sacred-ground/</text:span></text:a></text:p>
      <text:p text:style-name="P73"/>
      <text:p text:style-name="P70"><text:a xlink:type="simple" xlink:href="https://www.zinnedproject.org/materials/?cond[0]=themes_str:Native+American" text:style-name="Internet_20_link" text:visited-style-name="Visited_20_Internet_20_Link"><text:span text:style-name="T19">https://www.zinnedproject.org/materials/?cond[0]=themes_str:Native+American</text:span></text:a></text:p>
      <text:p text:style-name="P73"/>
      <text:p text:style-name="P95"/>
      <text:p text:style-name="P74"/>
      <text:p text:style-name="P87"/>
      <text:p text:style-name="P87"><text:soft-page-break/></text:p>
      <text:p text:style-name="P87"/>
      <text:p text:style-name="P74"/>
      <text:p text:style-name="P72"/>
      <text:p text:style-name="P72"/>
      <text:p text:style-name="P72"/>
      <text:p text:style-name="P76"><text:s/></text:p>
      <text:p text:style-name="P76"/>
      <text:p text:style-name="P72"/>
      <text:p text:style-name="P66"/>
      <text:p text:style-name="P66"/>
      <text:p text:style-name="P67"/>
      <text:p text:style-name="P81">Decolonize</text:p>
      <text:p text:style-name="P45"/>
      <text:p text:style-name="P45"/>
      <text:p text:style-name="P48">America. <text:s/>It's the place European colonists came and stole land from the natives, claiming they just wanted a better life for their children. Ignorant, idiotic farmers killed the native buffalo -- which were far too big and powerful for the white man -- to let cattle <text:span text:style-name="T12">ranchers</text:span> terrorize<text:span text:style-name="T30"> and trample the land for</text:span> “hamberders”. Ignorant, idiotic <text:span text:style-name="T12">c</text:span>olonists ripped up <text:span text:style-name="T26">vibrant and </text:span>precious ecosystems that were already abundant with food to build nasty hotels, HOAs, golf courses, strip malls and roads. Th<text:span text:style-name="T13">ose</text:span> Europeans grew fat and lazy while <text:span text:style-name="T13">the</text:span> <text:span text:style-name="T13">working</text:span> homeless people <text:span text:style-name="T13">who served them</text:span> piled up on the street<text:span text:style-name="T12">s</text:span>, unable to sleep peacefully. Still yet, <text:span text:style-name="T12">the delusional </text:span>landlords and PMCs <text:span text:style-name="T15">keep </text:span>demand<text:span text:style-name="T15">ing increasingly expensive</text:span> <text:span text:style-name="T12">leases and </text:span>rents and fees and real estate commissions as if it were their "right"<text:span text:style-name="T13">. <text:s/></text:span></text:p>
      <text:p text:style-name="P49"/>
      <text:p text:style-name="P55">(apparently the cat <text:span text:style-name="T18">knows </text:span>something about <text:span text:style-name="T32">how forever damned they are for that</text:span>. <text:span text:style-name="T26">anyway</text:span>)</text:p>
      <text:p text:style-name="P46"/>
      <text:p text:style-name="P52"><text:span text:style-name="T27">C</text:span>olonists obviously didn’t plan that far ahead. <text:span text:style-name="T27">They never were good at predicting anything</text:span>. </text:p>
      <text:p text:style-name="P45"/>
      <text:p text:style-name="P47"><text:span text:style-name="T14">Because</text:span> of course, those colonists forgot where the<text:span text:style-name="T12">y</text:span> came from. </text:p>
      <text:p text:style-name="P51">And they failed to learn the intricate details of history, <text:span text:style-name="T31">their own history on a different continent ...</text:span></text:p>
      <text:p text:style-name="P51"><text:s/>doomed to repeat mistakes of past.</text:p>
      <text:p text:style-name="P47"/>
      <text:p text:style-name="P52"><text:a xlink:type="simple" xlink:href="https://ecosteader.com/@indie/101098334479511313" text:style-name="Internet_20_link" text:visited-style-name="Visited_20_Internet_20_Link">Is modern-day America really stupid enough to recreate messes that were supposed to be </text:a><text:a xlink:type="simple" xlink:href="https://ecosteader.com/@indie/101098334479511313" text:style-name="Internet_20_link" text:visited-style-name="Visited_20_Internet_20_Link"><text:span text:style-name="T17">cleaned up </text:span></text:a><text:a xlink:type="simple" xlink:href="https://ecosteader.com/@indie/101098334479511313" text:style-name="Internet_20_link" text:visited-style-name="Visited_20_Internet_20_Link">in the 70’s?</text:a></text:p>
      <text:p text:style-name="P46"/>
      <text:p text:style-name="P47">No, <text:span text:style-name="T12">your colonial ideas don’t work here .</text:span>.. <text:span text:style-name="T14">the evidence is indisputable. </text:span></text:p>
      <text:p text:style-name="P47"/>
      <text:p text:style-name="P47"><text:span text:style-name="T14">T</text:span>hese lands are not “<text:span text:style-name="T14">belong to”</text:span>, Republikkkans. </text:p>
      <text:p text:style-name="P53">their deals do not mean anything <text:s text:c="2"/></text:p>
      <text:p text:style-name="P50"><text:span text:style-name="T14">they</text:span> have no conquests</text:p>
      <text:p text:style-name="P50"><text:span text:style-name="T14">they</text:span> never won.</text:p>
      <text:p text:style-name="P56"/>
      <text:p text:style-name="P56"/>
      <text:p text:style-name="P88"/>
      <text:p text:style-name="P56"/>
      <text:p text:style-name="P97">REQUIRE ALL LOCAL FIXES </text:p>
      <text:p text:style-name="P97">before any global-oriented move</text:p>
      <text:p text:style-name="P56"><text:soft-page-break/></text:p>
      <text:p text:style-name="P84"/>
      <text:p text:style-name="P63">Republikkkans are scared <text:span text:style-name="T38">because</text:span></text:p>
      <text:p text:style-name="P62"/>
      <text:p text:style-name="P60">The nonwhite Clan Mothers are still Superior. </text:p>
      <text:p text:style-name="P55"/>
      <text:p text:style-name="P59">Bravery is not being afraid to listen to the Women.</text:p>
      <text:p text:style-name="P55"/>
      <text:p text:style-name="P79"><text:span text:style-name="T34">“</text:span>"4. The physical and cultural genocide of American Indian tribes is and was mostly about patriarchal fear of gynocracy. The [insert western Christian denominations] missionaries ... could not tolerate peoples who allowed women to occupy prominent positions and decision-making capacity at every level of society."<text:span text:style-name="T34">”</text:span></text:p>
      <text:p text:style-name="P55"/>
      <text:p text:style-name="P61">Consequences happen.</text:p>
      <text:p text:style-name="P59"/>
      <text:p text:style-name="P64">Seafloor drilling created atrocious doom in 2010. </text:p>
      <text:p text:style-name="P65">Other warnings were not heeded</text:p>
      <text:p text:style-name="P55"/>
      <text:p text:style-name="P55"><text:a xlink:type="simple" xlink:href="https://www.youtube.com/watch?v=eAlRwi9mnwA" text:style-name="Internet_20_link" text:visited-style-name="Visited_20_Internet_20_Link">https://www.youtube.com/watch?v=eAlRwi9mnwA</text:a></text:p>
      <text:p text:style-name="P55"/>
      <text:p text:style-name="P55"/>
      <text:p text:style-name="P55"/>
      <text:p text:style-name="P55"/>
      <text:p text:style-name="P83"/>
      <text:p text:style-name="P55"/>
      <text:p text:style-name="P55"/>
      <text:p text:style-name="P55"/>
      <text:p text:style-name="P55"/>
      <text:p text:style-name="P55"/>
      <text:p text:style-name="P55">Sovereignty </text:p>
      <text:p text:style-name="P50"/>
      <text:p text:style-name="P50"/>
      <text:p text:style-name="P58"/>
      <text:p text:style-name="P57">Acknowledge it.</text:p>
      <text:p text:style-name="P50"/>
      <text:p text:style-name="P55">Inherent to the particle. </text:p>
      <text:p text:style-name="P55"/>
      <text:p text:style-name="P55"/>
      <text:p text:style-name="P55"/>
      <text:p text:style-name="P55"/>
      <text:p text:style-name="P55"/>
      <text:p text:style-name="P55"/>
      <text:p text:style-name="P82">Intricate Details</text:p>
      <text:p text:style-name="P54"/>
      <text:p text:style-name="P54">Are <text:span text:style-name="T16">usually </text:span>not possible </text:p>
      <text:p text:style-name="P54">in the vicinity of destruction.</text:p>
      <text:p text:style-name="P54"/>
      <text:p text:style-name="P54"/>
      <text:p text:style-name="P54"/>
      <text:p text:style-name="P54"/>
      <text:p text:style-name="P54"/>
      <text:p text:style-name="P57">Sinkholes happen.</text:p>
      <text:p text:style-name="P54"/>
      <text:p text:style-name="P13"/>
      <text:p text:style-name="P85">Endnotes // <text:span text:style-name="T28">include</text:span><text:span text:style-name="T27"> this </text:span><text:a xlink:type="simple" xlink:href="https://ecosteader.com/@indie/103351999727744746" text:style-name="Internet_20_link" text:visited-style-name="Visited_20_Internet_20_Link"><text:span text:style-name="T28">astoundingly obvious advice</text:span></text:a><text:span text:style-name="T27">:</text:span></text:p>
      <text:p text:style-name="P13"/>
      <text:p text:style-name="P13"/>
      <text:p text:style-name="P13"/>
      <text:p text:style-name="P16"/>
      <text:p text:style-name="P16">DO NOT BASE ANYTHING ON A FAILED SYSTEM.</text:p>
      <text:p text:style-name="P16"/>
      <text:p text:style-name="P15">F<text:span text:style-name="T2">AILED</text:span> SYSTEMS INCLUDE OLIGARCHIES <text:span text:style-name="T36">LIKE RUSSIA</text:span>; <text:span text:style-name="T2">EXCLUDE</text:span> PATRIARCHAL OLIGARCHIES <text:span text:style-name="T36">AND THE SOCIETIES THAT ENABLE THEM</text:span>.</text:p>
      <text:p text:style-name="P15"/>
      <text:p text:style-name="P17">FAILED SYSTEMS INCLUDE MONARCHIES; <text:span text:style-name="T4">EXCLUDE EUROPEAN MONARCHIES.</text:span></text:p>
      <text:p text:style-name="P27"/>
      <text:p text:style-name="P27">* <text:span text:style-name="T29">~ * ~ *</text:span></text:p>
      <text:p text:style-name="P27"/>
      <text:p text:style-name="P28">EXCLUDE ALL REALTORS, <text:span text:style-name="T29">BROKERS,</text:span> HOTELIERS, LANDLORDS, PROPERTY MANAGEMENT COMPANIES, <text:span text:style-name="T29">LLCS,</text:span> AND OTHER TRAVESTIES RESULTANT FROM COLONIAL IDEAS ABOUT “HOW TO MAKE MONEY <text:span text:style-name="T29">EXPLOITING</text:span> LAND”. <text:span text:style-name="T33">YOU CANNOT DO THIS TOO SOON.</text:span></text:p>
      <text:p text:style-name="P27"/>
      <text:p text:style-name="P29">IF YOU WORK FOR THEM, EVEN AS A “SECRETARY”, YOU’RE JUST A COMPLICIT ENABLER.</text:p>
      <text:p text:style-name="P29">GET HELP.</text:p>
      <text:p text:style-name="P29">THERE ARE NO EXCUSES.</text:p>
      <text:p text:style-name="P29"/>
      <text:p text:style-name="P29"/>
      <text:p text:style-name="P31">White supremacists are in their vector to doom; don’t let them distract you.</text:p>
      <text:p text:style-name="P29"/>
      <text:p text:style-name="P27">. . .</text:p>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99">cc</text:p>
      <text:p text:style-name="P99"/>
      <text:p text:style-name="P99"/>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utura Lt BT" svg:font-family="'Futura Lt BT'" style:font-pitch="variable"/>
    <style:font-face style:name="Tlwg Typist1" svg:font-family="'Tlwg Typist'" style:font-pitch="variable"/>
    <style:font-face style:name="Tlwg Typist" svg:font-family="'Tlwg Typist'" style:font-adornments="Bold" style:font-pitch="variable"/>
    <style:font-face style:name="Liberation Serif" svg:font-family="'Liberation Serif'" style:font-family-generic="roman" style:font-pitch="variable"/>
    <style:font-face style:name="ITC Stone Sans Std Bold" svg:font-family="'ITC Stone Sans Std Bold'" style:font-family-generic="swiss" style:font-pitch="variable"/>
    <style:font-face style:name="Liberation Sans" svg:font-family="'Liberation Sans'" style:font-family-generic="swiss" style:font-pitch="variable"/>
    <style:font-face style:name="Stone Sans ITC TT" svg:font-family="'Stone Sans ITC TT'" style:font-family-generic="swiss" style:font-pitch="variable"/>
    <style:font-face style:name="Stone Sans OS ITC TT" svg:font-family="'Stone Sans OS ITC TT'" style:font-adornments="Bold" style:font-family-generic="swiss" style:font-pitch="variable"/>
    <style:font-face style:name="Stone Sans SC ITC TT" svg:font-family="'Stone Sans SC ITC TT'"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0T04:32:42.443976055</meta:creation-date>
    <dc:date>2019-12-28T07:43:09.404363115</dc:date>
    <meta:editing-duration>P1DT4H21M50S</meta:editing-duration>
    <meta:editing-cycles>21</meta:editing-cycles>
    <meta:generator>LibreOffice/6.1.6.3$Linux_X86_64 LibreOffice_project/10$Build-3</meta:generator>
    <meta:document-statistic meta:table-count="0" meta:image-count="3" meta:object-count="0" meta:page-count="22" meta:paragraph-count="94" meta:word-count="1069" meta:character-count="7248" meta:non-whitespace-character-count="6228"/>
  </office:meta>
</office:document-meta>
</file>